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IMA GONZALES ALDEMI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INTADO FERNANDEZ, MANUEL JESU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5740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NIMA GONZALES, ALDEMI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206986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26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6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0:37:5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